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>
      <style:text-properties fo:font-weight="normal" style:font-weight-asian="normal" style:font-weight-complex="normal"/>
    </style:style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Text_20_body" style:list-style-name="L11">
      <style:text-properties fo:font-weight="normal" style:font-weight-asian="normal" style:font-weight-complex="normal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Text_20_body" style:list-style-name="L11">
      <style:text-properties fo:font-weight="bold" style:font-weight-asian="bold" style:font-weight-complex="bold"/>
    </style:style>
    <style:style style:name="P16" style:family="paragraph" style:parent-style-name="Text_20_body" style:list-style-name="L11"/>
    <style:style style:name="P17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1069833227" text:style-name="L1">
        <text:list-item>
          <text:p text:style-name="P4">Ci vorrebbe un tasto per il Login. <text:span text:style-name="T6">Necessario? Si potrebbe dire di andare su admin.php (security by obscurity?)</text:span></text:p>
        </text:list-item>
        <text:list-item>
          <text:p text:style-name="P4"><text:span text:style-name="T6">TODO </text:span>Ci sarebbe da mettere a posto la grafica: tipo allineare le form nella login o i tasti di cancellazione degli utenti.</text:p>
        </text:list-item>
        <text:list-item>
          <text:p text:style-name="P4"><text:span text:style-name="T8">OK </text:span>Viene sempre evidenziata la tab di Teaching e non quella di Publications</text:p>
        </text:list-item>
        <text:list-item>
          <text:p text:style-name="P4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468291693" text:style-name="L2">
        <text:list-item>
          <text:p text:style-name="P5"><text:span text:style-name="T8">OK </text:span>Inserisco stringhe in Abstract ma non le vedo nella pagina delle pubblicazioni per la pubblicazione in cui le ho inserite</text:p>
        </text:list-item>
        <text:list-item>
          <text:p text:style-name="P5"><text:span text:style-name="T6">TODO</text:span> Manca la cancellazione di una pubblicazione se sbaglio l'inserimento</text:p>
        </text:list-item>
        <text:list-item>
          <text:p text:style-name="P5"><text:span text:style-name="T8">OK </text:span>Campi obbligatori: salva anche se non ci sono (i campi obbligatori li ha dati il profe nella mail che aveva inviato)</text:p>
        </text:list-item>
        <text:list-item>
          <text:p text:style-name="P5"><text:span text:style-name="T8">OK </text:span>Valore numerico di anno, volume, numero, pagina inizio e fine mancano i controlli per l'inserimento di soli numeri.</text:p>
        </text:list-item>
        <text:list-item>
          <text:p text:style-name="P5"><text:span text:style-name="T8">OK </text:span>Per pagina inizio e fine manca il controllo che pagina fine sia maggiore o uguale a pagina inizio.</text:p>
        </text:list-item>
        <text:list-item>
          <text:p text:style-name="P5"><text:span text:style-name="T8">OK </text:span>Posso anche inserire anni nel futuro</text:p>
        </text:list-item>
      </text:list>
      <text:h text:style-name="Heading_20_2" text:outline-level="2">Pubblicazioni su Capitoli Libro</text:h>
      <text:list xml:id="list1198851673" text:style-name="L3">
        <text:list-item>
          <text:p text:style-name="P6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1028599941" text:style-name="L4">
        <text:list-item>
          <text:p text:style-name="P7"><text:span text:style-name="T8">OK </text:span>Negli editor in basso è presente Percorso: p che poi cambia a seconda di quello che scrivo, sarebbe da togliere.</text:p>
        </text:list-item>
      </text:list>
      <text:list xml:id="list769411010" text:style-name="L5">
        <text:list-item>
          <text:p text:style-name="P8">Non posso inserire la facoltà e i docenti e se salvo mi da questo errore:</text:p>
          <text:p text:style-name="P8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Corretto l'avviso, manca però ancora la possibilità di aggiungerli.</text:span></text:p>
          <text:p text:style-name="P8"><text:soft-page-break/></text:p>
        </text:list-item>
      </text:list>
      <text:p text:style-name="P1">Risultati dei Test effettuati: 18/08/2011</text:p>
      <text:h text:style-name="P20" text:outline-level="1">Corsi:</text:h>
      <text:list xml:id="list1445933332" text:style-name="L6">
        <text:list-item>
          <text:p text:style-name="P9">TODO Ordine visualizzazione docenti inverso</text:p>
        </text:list-item>
        <text:list-item>
          <text:p text:style-name="P9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8">Dovrebbe essere corretto, quella parte non era ancora finita.</text:span></text:p>
        </text:list-item>
        <text:list-item>
          <text:p text:style-name="P9"><text:span text:style-name="T8">OK </text:span>Quando inserisco una nuova news l'icona dell'allegato non è allineata con il testo della news e comunque non si può vedere l'allegato.</text:p>
        </text:list-item>
        <text:list-item>
          <text:p text:style-name="P9"><text:span text:style-name="T8">OK </text:span>Inserimento del docente come esercitatore.</text:p>
        </text:list-item>
        <text:list-item>
          <text:p text:style-name="P9"><text:span text:style-name="T8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9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0" text:outline-level="1">Pubblicazioni:</text:h>
      <text:list xml:id="list440366831" text:style-name="L7">
        <text:list-item>
          <text:p text:style-name="P10"><text:span text:style-name="T8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0">Sul sito ho visto che per il numero di volume c'è scritto</text:p>
          <text:p text:style-name="P10">13(1-2):3-31<text:line-break/>Volume (numero): pag.inizio – pag.fine<text:line-break/>Qui si può inserire due numeri di volume (separati da trattino), anche se nel formato che ci ha mandato il profe numero è comunque un valore numerico. <text:span text:style-name="T8">Per ora rispettiamo ciò che ci ha chiesto il sito, in caso si può modificare se lo richiede.</text:span></text:p>
        </text:list-item>
        <text:list-item>
          <text:p text:style-name="P10"><text:span text:style-name="T8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0"><text:span text:style-name="T8">OK </text:span>Inserisco stringhe in Abstract ma non le vedo nella pagina delle pubblicazioni</text:p>
        </text:list-item>
        <text:list-item>
          <text:p text:style-name="P10"><text:span text:style-name="T8">OK </text:span>In <text:span text:style-name="T2">CAPITOLI IN LIBRO</text:span><text:span text:style-name="T3"> non compaiono i campi ISBN/ISSN</text:span></text:p>
        </text:list-item>
      </text:list>
      <text:h text:style-name="P20" text:outline-level="1"><text:soft-page-break/>Corsi:</text:h>
      <text:list xml:id="list713270829" text:style-name="L8">
        <text:list-item>
          <text:p text:style-name="P11"><text:span text:style-name="T8">OK</text:span><text:span text:style-name="T6"> </text:span>Allegato alle news non allineato e non funzionante</text:p>
        </text:list-item>
      </text:list>
      <text:p text:style-name="P3"/>
      <text:p text:style-name="P1">Risultati dei Test effettuati: fino al 23/08/2011</text:p>
      <text:h text:style-name="P20" text:outline-level="1">Pubblicazioni:</text:h>
      <text:list xml:id="list1028544925" text:style-name="L9">
        <text:list-item>
          <text:p text:style-name="P12"><text:span text:style-name="T8">OK </text:span>Anche NOME DEL JOURNAL deve essere scelto allo stesso modo di AUTORI (letto ora dal file che ci ha inviato il profe)</text:p>
        </text:list-item>
      </text:list>
      <text:p text:style-name="P3"/>
      <text:p text:style-name="P1">Risultati dei Test effettuati: 24/08/2011</text:p>
      <text:h text:style-name="P20" text:outline-level="1">Pubblicazioni:</text:h>
      <text:list xml:id="list1904031514" text:style-name="L10">
        <text:list-item>
          <text:p text:style-name="P14"><text:span text:style-name="T9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0" text:outline-level="1">Corsi:</text:h>
      <text:list xml:id="list1626623405" text:style-name="L11">
        <text:list-item>
          <text:p text:style-name="P16"><text:span text:style-name="T9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1808815176" text:continue-numbering="true" text:style-name="L11">
        <text:list-header>
          <text:p text:style-name="P13">(quindi con modifica della 'grafica')</text:p>
          <text:p text:style-name="P13">da questo momento in poi, non salva più in db le news con &lt;span class= “avviso”&gt; e quindi non ha più lo stile che dovrebbe avere.</text:p>
          <text:p text:style-name="P13">Credo che sia perchè sono andata a capo nella news</text:p>
        </text:list-header>
        <text:list-item>
          <text:p text:style-name="P15"><text:span text:style-name="T9">Sistemato in maniera piu' corretta </text:span>News: <text:span text:style-name="T3">soluzione proposta per allineamento delle icone: <text:line-break/>in corso-singolo.inc.php<text:line-break/></text:span></text:p>
          <text:p text:style-name="P17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8"><text:span text:style-name="T9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1" text:outline-level="1">Corsi:</text:h>
      <text:list xml:id="list640435345" text:style-name="L12">
        <text:list-item>
          <text:p text:style-name="P19"><text:span text:style-name="T6">TODO </text:span>Quando modifico una news, mi carica il testo della news ma non l'eventuale allegato che avevo caricato ( non so se era voluto) =&gt; <text:span text:style-name="T6">non è possibile purtroppo, ma pensavo di </text:span><text:soft-page-break/><text:span text:style-name="T6">mettere una dicitura &lt;file già caricato&gt; in caso esso sia pres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6T10:57:17</dc:date>
    <dc:creator>Frasten </dc:creator>
    <meta:editing-duration>P1DT3H46M20S</meta:editing-duration>
    <meta:editing-cycles>32</meta:editing-cycles>
    <meta:generator>LibreOffice/3.3$Unix LibreOffice_project/330m19$Build-301</meta:generator>
    <meta:document-statistic meta:table-count="0" meta:image-count="0" meta:object-count="0" meta:page-count="4" meta:paragraph-count="55" meta:word-count="844" meta:character-count="5102"/>
  </office:meta>
</office:document-meta>
</file>